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StringHttpMessageConverter.writeInternal( Object obj , HttpOutputMessage out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ToStringHttpMessageConverter.readInternal( Class &lt; ? &gt; clazz , HttpInputMessage in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ToStringHttpMessageConverter.canRead( Class &lt; ? &gt; clazz , @ Nullable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StringHttpMessageConverter.canWrite( Class &lt; ? &gt; clazz , @ Nullable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StringHttpMessageConverter.getContentLength( Object obj , @ Nullable MediaType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ToStringHttpMessageConverter.ObjectToStringHttpMessageConverter( ConversionService conversionService , Charset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ToString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StringHttpMessageConverter.setWriteAcceptCharset( boolean write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StringHttpMessageConverter.ObjectToStringHttpMessage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